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7"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8"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9"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10" style:family="paragraph" style:parent-style-name="Standard">
      <style:text-properties fo:font-weight="normal" officeooo:rsid="0015caf2" officeooo:paragraph-rsid="0015caf2" style:font-weight-asian="normal" style:font-weight-complex="normal"/>
    </style:style>
    <style:style style:name="P11"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fo:background-color="transparent" loext:char-shading-value="0" style:font-size-asian="10.5pt" style:font-weight-asian="normal" style:font-size-complex="12pt" style:font-weight-complex="normal"/>
    </style:style>
    <style:style style:name="T5" style:family="text">
      <style:text-properties fo:font-size="12pt" fo:font-weight="normal" fo:background-color="#999999"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3pt" fo:font-weight="bold" style:font-size-asian="13pt" style:font-weight-asian="bold" style:font-size-complex="13pt" style:font-weight-complex="bold"/>
    </style:style>
    <style:style style:name="T9" style:family="text">
      <style:text-properties fo:background-color="#999999" loext:char-shading-value="0"/>
    </style:style>
    <style:style style:name="T10"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ython NetaCad</text:p>
      <text:p text:style-name="P9"><text:span text:style-name="T2"/></text:p>
      <text:p text:style-name="P7">Intro to Python</text:p>
      <text:p text:style-name="P1"/>
      <text:p text:style-name="P6">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8">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8">implementation of Python </text:span>refers to “a program or environment, which provides support for the execution of programs in the Python language, as represented by the Cpython reference implementation.”</text:p>
      <text:p text:style-name="P3"/>
      <text:p text:style-name="P7"><text:soft-page-break/>How interpreter works?</text:p>
      <text:p text:style-name="P7"><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8">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8">IDLE</text:span>: Its a python program which uses Tkinter (Python’s GUI toolkit). As soon as you open IDLE, it launches Python Shell window. This window is an interactive Python REPL (Read-Eval-Print Loop).</text:p>
      <text:p text:style-name="P3"/>
      <text:p text:style-name="P4"><text:span text:style-name="T8">Delimiter</text:span> in python is a character used to separate data into distinct parts. For e.g., “ or ‘ for strings in python.</text:p>
      <text:p text:style-name="P4"/>
      <text:p text:style-name="P5">A <text:span text:style-name="T8">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8">type</text:span>.</text:p>
      <text:p text:style-name="P4"/>
      <text:p text:style-name="P4"><text:span text:style-name="T8">Integers</text:span> are devoid of fractional part.</text:p>
      <text:p text:style-name="P4"/>
      <text:p text:style-name="P10"><text:span text:style-name="T8">Boolean values</text:span> are the result of weighing truthfulness of an expression or setting a variable as True or False.</text:p>
      <text:p text:style-name="P10"/>
      <text:p text:style-name="P11">Difference between <text:span text:style-name="T9">print()</text:span> and <text:span text:style-name="T9">input()</text:span><text:span text:style-name="T10">: </text:span><text:span text:style-name="T4">The </text:span><text:span text:style-name="T6">print()</text:span><text:span text:style-name="T4"> function sends data to the console, while the </text:span><text:span text:style-name="T6">input()</text:span><text:span text:style-name="T4"> function gets data from the console. </text:span></text:p>
      <text:p text:style-name="P11"><text:span text:style-name="T4"/></text:p>
      <text:p text:style-name="P11"><text:span text:style-name="T4">The input function comes with an optional parameter: </text:span><text:span text:style-name="T10">the prompt string. </text:span></text:p>
      <text:p text:style-name="P11"><text:span text:style-name="T4"/></text:p>
      <text:p text:style-name="P11"><text:span text:style-name="T4">When the </text:span><text:span text:style-name="T6">input()</text:span><text:span text:style-name="T4"> function is called, </text:span><text:span text:style-name="T7">program’s flow is stopped</text:span><text:span text:style-name="T4"> until the user has entered an input and/or pressed the ‘Enter’ key.</text:span></text:p>
      <text:p text:style-name="P11"><text:span text:style-name="T4"/></text:p>
      <text:p text:style-name="P11"><text:span text:style-name="T4">Using an </text:span><text:span text:style-name="T6">input()</text:span><text:span text:style-name="T7"> function without prompt string</text:span><text:span text:style-name="T4"> can give users time to read the instructions and when done, they can press ‘Enter’.</text:span></text:p>
      <text:p text:style-name="P11"><text:span text:style-name="T4"/></text:p>
      <text:p text:style-name="P11"><text:span text:style-name="T10">a % b = a – b * (a//b)</text:span></text:p>
      <text:p text:style-name="P11"><text:span text:style-name="T10">a // b = floor(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7-12T15:27:59.842845871</dc:date>
    <meta:editing-duration>PT30M8S</meta:editing-duration>
    <meta:editing-cycles>5</meta:editing-cycles>
    <meta:generator>LibreOffice/24.2.7.2$Linux_X86_64 LibreOffice_project/420$Build-2</meta:generator>
    <meta:document-statistic meta:table-count="0" meta:image-count="0" meta:object-count="0" meta:page-count="2" meta:paragraph-count="34" meta:word-count="713" meta:character-count="4212" meta:non-whitespace-character-count="3529"/>
  </office:meta>
</office:document-meta>
</file>